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span text:style-name="T2"><text:placeholder text:placeholder-type="text">&lt;first_name&gt;</text:placeholder></text:span><text:span text:style-name="T2"> </text:span><text:span text:style-name="T2"><text:placeholder text:placeholder-type="text">&lt;last_name&gt;</text:placeholder></text:span><text:span text:style-name="T1">. J'habite à </text:span><text:span text:style-name="T3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placeholder text:placeholder-type="text">&lt;for each="f in friends"&gt;</text:placeholder></text:p>
          </table:table-cell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f.first_name&gt;</text:placeholder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4"><text:placeholder text:placeholder-type="text">&lt;for each="h in hobbies"&gt;</text:placeholder></text:p>
        </text:list-item>
        <text:list-item>
          <text:p text:style-name="P4"><text:placeholder text:placeholder-type="text">&lt;h&gt;</text:placeholder></text:p>
        </text:list-item>
        <text:list-item>
          <text:p text:style-name="P4"><text:placeholder text:placeholder-type="text">&lt;/for&gt;</text:placeholder></text:p>
        </text:list-item>
      </text:list>
      <text:p text:style-name="P1"/>
      <text:p text:style-name="P1">Et j'ai même des animaux :</text:p>
      <text:list text:style-name="L2">
        <text:list-item>
          <text:p text:style-name="P5"><text:placeholder text:placeholder-type="text">&lt;for each="animal in animals"&gt;</text:placeholder></text:p>
        </text:list-item>
        <text:list-item>
          <text:p text:style-name="P5"><text:placeholder text:placeholder-type="text">&lt;animal&gt;</text:placeholder></text:p>
        </text:list-item>
        <text:list-item>
          <text:p text:style-name="P5"><text:placeholder text:placeholder-type="text">&lt;/for&gt;</text:placeholder></text:p>
        </text:list-item>
      </text:list>
      <text:p text:style-name="P1"/>
      <text:p text:style-name="P1">On peut aussi afficher des images:</text:p>
      <text:p text:style-name="P1"/>
      <text:p text:style-name="P1"><draw:frame draw:style-name="fr2" draw:name="image: (oeuf, 'image/png')" text:anchor-type="paragraph" svg:width="2cm" draw:z-index="1">
     <draw:text-box fo:min-height="0.499cm">
      <text:p text:style-name="P2"/>
     </draw:text-box>
    </draw:frame></text:p>
      <text:p text:style-name="P1"/>
      <text:p text:style-name="P1"/>
      <text:p text:style-name="P1">Et aussi dans des boucles:</text:p>
      <text:list text:style-name="L3">
        <text:list-item>
          <text:p text:style-name="P6"><text:placeholder text:placeholder-type="text">&lt;for each='img in images'&gt;</text:placeholder></text:p>
        </text:list-item>
        <text:list-item>
          <text:p text:style-name="P6"><draw:frame draw:style-name="fr1" draw:name="image: img" text:anchor-type="as-char" svg:width="1.732cm" svg:height="1.513cm" draw:z-index="0">
       <draw:text-box>
        <text:p text:style-name="P2"/>
       </draw:text-box>
      </draw:frame></text:p>
        </text:list-item>
        <text:list-item>
          <text:p text:style-name="P6"><text:placeholder text:placeholder-type="text">&lt;/for&gt;</text:placeholder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954439.179cm" style:type="right"/>
          <style:tab-stop style:position="477217.588cm" style:type="center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pm1">
      <style:footer>
        <text:p text:style-name="Footer"><text:placeholder text:placeholder-type="text">&lt;footer&gt;</text:placehold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7-23T14:11:09</dc:date>
    <dc:language>en-US</dc:language>
    <meta:editing-cycles>38</meta:editing-cycles>
    <meta:editing-duration>PT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38" meta:character-count="230"/>
  </office:meta>
</office:document-meta>
</file>